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Merriweather Fallback', 'Times New Roman', 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a14f" officeooo:paragraph-rsid="0018a14f"/>
    </style:style>
    <style:style style:name="P2" style:family="paragraph" style:parent-style-name="Standard">
      <style:text-properties officeooo:rsid="001977b1" officeooo:paragraph-rsid="001977b1"/>
    </style:style>
    <style:style style:name="P3" style:family="paragraph" style:parent-style-name="Standard">
      <style:text-properties officeooo:rsid="001afcf8" officeooo:paragraph-rsid="001afcf8"/>
    </style:style>
    <style:style style:name="P4" style:family="paragraph" style:parent-style-name="Standard">
      <style:text-properties officeooo:rsid="001c8ece" officeooo:paragraph-rsid="001c8ece"/>
    </style:style>
    <style:style style:name="P5" style:family="paragraph" style:parent-style-name="Standard">
      <style:text-properties officeooo:rsid="001fe421" officeooo:paragraph-rsid="001fe421"/>
    </style:style>
    <style:style style:name="T1" style:family="text">
      <style:text-properties officeooo:rsid="0018d692"/>
    </style:style>
    <style:style style:name="T2" style:family="text">
      <style:text-properties fo:font-weight="bold" style:font-weight-asian="bold" style:font-weight-complex="bold"/>
    </style:style>
    <style:style style:name="T3" style:family="text">
      <style:text-properties fo:font-weight="bold" officeooo:rsid="001fe421" style:font-weight-asian="bold" style:font-weight-complex="bold"/>
    </style:style>
    <style:style style:name="T4" style:family="text">
      <style:text-properties officeooo:rsid="001e3370"/>
    </style:style>
    <style:style style:name="T5" style:family="text">
      <style:text-properties officeooo:rsid="001fe4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swers to Q1</text:p>
      <text:p text:style-name="P1"/>
      <text:p text:style-name="P1"><text:span text:style-name="T5">1- </text:span>According to W3C “<text:span text:style-name="T2">TypeScript</text:span> is a syntactic super-set of JavaScript which adds static typing.” which means unlike javascript which has loosely defined types typescript is power languages that allows devs to specify types and build large scalable web applications.</text:p>
      <text:p text:style-name="P1"/>
      <text:p text:style-name="P1"><text:span text:style-name="T3">2- </text:span><text:span text:style-name="T2">Github</text:span> is a cloud based collaboration tool for developers; using version control <text:span text:style-name="T1">among-st its users a stable code base can be maintained and iterated to allow scale and redundancy. <text:s/></text:span></text:p>
      <text:p text:style-name="P1"/>
      <text:p text:style-name="P2"><text:span text:style-name="T5">3- </text:span>The website toptal.com summarizes inVision app as for being the go-to platform for quickly turning static interface designs into clickable and shareable prototypes. That can be integrated and piped into other design systems like photo-shop and sketch. <text:s/></text:p>
      <text:p text:style-name="P2"/>
      <text:p text:style-name="P3"><text:span text:style-name="T5">4- </text:span>Wikipedia defines codePen as an online community for testing and showcasing user-created HTML, CSS and JavaScript code snippets. It functions as an online code editor and open-source learning environment, where developers can create code snippets, called "pens," and test them. <text:s text:c="2"/>All materials are shareable between its users through the MIT creatives license.</text:p>
      <text:p text:style-name="P3"/>
      <text:p text:style-name="P3"><text:span text:style-name="T5">5- </text:span>Novibuilder seems to be a no code solution to website design. <text:s/>Using a drag and drop functionality the user can design robust websites.</text:p>
      <text:p text:style-name="P3"/>
      <text:p text:style-name="P4"><text:span text:style-name="T5">6- </text:span>“Bootstrap is the most popular CSS Framework for developing responsive and mobile-first websites,” according to W3C schools.</text:p>
      <text:p text:style-name="P4"/>
      <text:p text:style-name="P4"><text:span text:style-name="T5">7- </text:span>Grunt is a JavaScript task runner, a tool used to automatically perform frequent tasks such as compilation, unit testing, and linting. It uses a command-line interface to run custom tasks defined in a <text:s text:c="2"/>Gruntfile. <text:s/><text:span text:style-name="T4">Thats according to wikipedia definition.</text:span></text:p>
      <text:p text:style-name="P4"/>
      <text:p text:style-name="P4"><text:span text:style-name="T5">8- </text:span><text:span text:style-name="T4">The redis website declares Redis is t</text:span>he open-source, in-memory data store used by millions of developers as a cache, vector database, document database, streaming engine, and message broker.</text:p>
      <text:p text:style-name="P4"/>
      <text:p text:style-name="P4"><text:span text:style-name="T5">9- </text:span><text:span text:style-name="T4">The documentation for laragon on its site states: </text:span>Laragon is a portable, isolated, fast &amp; powerful universal development environment for PHP, Node.js, Python, Java, Go, Ruby. It is fast, lightweight, easy-to-use and easy-to-extend. Laragon is great for building and managing modern web applications. </text:p>
      <text:p text:style-name="P4"/>
      <text:p text:style-name="P5">10- A google product <text:s/>with a mission to build a design language that combines the classic principles of successful design along with innovation and technology. </text:p>
      <text:p text:style-name="P4"/>
      <text:p text:style-name="P4"/>
      <text:p text:style-name="P4"/>
      <text:p text:style-name="P3"/>
      <text:p text:style-name="P3"/>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Merriweather Fallback', 'Times New Roman', 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8:59:13.935045417</meta:creation-date>
    <dc:date>2024-01-18T20:19:26.424904096</dc:date>
    <meta:editing-duration>PT7M47S</meta:editing-duration>
    <meta:editing-cycles>2</meta:editing-cycles>
    <meta:generator>LibreOffice/7.3.7.2$Linux_X86_64 LibreOffice_project/30$Build-2</meta:generator>
    <meta:document-statistic meta:table-count="0" meta:image-count="0" meta:object-count="0" meta:page-count="1" meta:paragraph-count="11" meta:word-count="344" meta:character-count="2262" meta:non-whitespace-character-count="1916"/>
  </office:meta>
</office:document-meta>
</file>